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/>
    <style:font-face style:name="Times New Roman" svg:font-family="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/>
    </style:style>
    <style:style style:name="P3" style:family="paragraph" style:parent-style-name="Standard">
      <style:paragraph-properties>
        <style:tab-stops>
          <style:tab-stop style:position="1cm"/>
        </style:tab-stops>
      </style:paragraph-properties>
      <style:text-properties style:font-name="Times New Roman" fo:font-size="12pt"/>
    </style:style>
    <style:style style:name="P4" style:family="paragraph" style:parent-style-name="Standard">
      <style:text-properties style:font-name="Times New Roman" fo:font-size="12pt" fo:font-weight="bold"/>
    </style:style>
    <style:style style:name="P5" style:family="paragraph" style:parent-style-name="Standard">
      <style:text-properties style:font-name="Times New Roman" fo:font-size="12pt" style:text-underline-style="solid" style:text-underline-width="auto" style:text-underline-color="font-color"/>
    </style:style>
    <style:style style:name="P6" style:family="paragraph" style:parent-style-name="Standard">
      <style:text-properties style:font-name="Times New Roman" fo:font-size="12pt" style:text-underline-style="solid" style:text-underline-width="auto" style:text-underline-color="font-color" fo:font-weight="bold"/>
    </style:style>
    <style:style style:name="P7" style:family="paragraph" style:parent-style-name="Standard">
      <style:text-properties style:font-name="Times New Roman" fo:font-size="12pt" fo:font-weight="normal" style:font-weight-asian="normal" style:font-weight-complex="normal"/>
    </style:style>
    <style:style style:name="P8" style:family="paragraph" style:parent-style-name="Standard">
      <style:text-properties style:font-name="Times New Roman" fo:font-size="12pt" fo:font-weight="normal" officeooo:paragraph-rsid="00044fd4" style:font-weight-asian="normal" style:font-weight-complex="normal"/>
    </style:style>
    <style:style style:name="P9" style:family="paragraph" style:parent-style-name="Standard">
      <style:text-properties style:font-name="Times New Roman" fo:font-size="12pt" style:text-underline-style="none" fo:font-weight="normal" officeooo:paragraph-rsid="000ed45f" style:font-weight-asian="normal" style:font-weight-complex="normal"/>
    </style:style>
    <style:style style:name="P10" style:family="paragraph" style:parent-style-name="Standard">
      <style:text-properties style:font-name="Times New Roman" fo:font-size="12pt" style:text-underline-style="none" fo:font-weight="normal" officeooo:paragraph-rsid="000f0adb" style:font-weight-asian="normal" style:font-weight-complex="normal"/>
    </style:style>
    <style:style style:name="P11" style:family="paragraph" style:parent-style-name="Standard">
      <style:text-properties style:font-name="Times New Roman" fo:font-size="12pt" style:text-underline-style="none" fo:font-weight="normal" officeooo:paragraph-rsid="00118fb8" style:font-weight-asian="normal" style:font-weight-complex="normal"/>
    </style:style>
    <style:style style:name="P12" style:family="paragraph" style:parent-style-name="Standard">
      <style:text-properties style:font-name="Times New Roman" fo:font-size="12pt" fo:font-weight="normal" style:font-weight-asian="normal" style:font-weight-complex="normal"/>
    </style:style>
    <style:style style:name="P13" style:family="paragraph" style:parent-style-name="Standard" style:list-style-name="L1">
      <style:text-properties style:font-name="Times New Roman" fo:font-size="12pt" fo:font-weight="normal" officeooo:paragraph-rsid="00044fd4" style:font-weight-asian="normal" style:font-weight-complex="normal"/>
    </style:style>
    <style:style style:name="P14" style:family="paragraph" style:parent-style-name="Standard" style:list-style-name="L2">
      <style:text-properties style:font-name="Times New Roman" fo:font-size="12pt" fo:font-weight="normal" officeooo:paragraph-rsid="00044fd4" style:font-weight-asian="normal" style:font-weight-complex="normal"/>
    </style:style>
    <style:style style:name="P15" style:family="paragraph" style:parent-style-name="Standard">
      <style:text-properties style:font-name="Times New Roman" fo:font-size="12pt" fo:font-weight="normal" officeooo:paragraph-rsid="0015135f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officeooo:rsid="00040e06"/>
    </style:style>
    <style:style style:name="T3" style:family="text">
      <style:text-properties style:text-underline-style="solid" style:text-underline-width="auto" style:text-underline-color="font-color" fo:font-weight="bold"/>
    </style:style>
    <style:style style:name="T4" style:family="text">
      <style:text-properties officeooo:rsid="001347cf"/>
    </style:style>
    <style:style style:name="T5" style:family="text">
      <style:text-properties officeooo:rsid="0015135f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SN College of Engineering, Kalavakkam </text:p>
      <text:p text:style-name="P2">Department of Computer Science and Engineering </text:p>
      <text:p text:style-name="P2">III Semester - CSE 'A ',’B’ &amp; ‘C’ </text:p>
      <text:p text:style-name="P2">UCS 1312 Data Structures Lab Laboratory </text:p>
      <text:p text:style-name="P2"><text:s/></text:p>
      <text:p text:style-name="P1">Academic Year: 2019-2020 </text:p>
      <text:p text:style-name="P1">Batch: 2018-2022 </text:p>
      <text:p text:style-name="P1"/>
      <text:p text:style-name="P1">Register Number: 185001104 </text:p>
      <text:p text:style-name="P1">Name: Nivedhitha D</text:p>
      <text:p text:style-name="P1">Class: CSE B</text:p>
      <text:p text:style-name="P2"><text:s/></text:p>
      <text:p text:style-name="P4">Exercise 6: Application of queue </text:p>
      <text:p text:style-name="P4"/>
      <text:list xml:id="list3500202622" text:style-name="L1">
        <text:list-item>
          <text:p text:style-name="P13">Create queue ADT as a header file “queue.h”. </text:p>
        </text:list-item>
        <text:list-item>
          <text:p text:style-name="P13">Create node with two fields namely job number and burst time (jno, bt).</text:p>
        </text:list-item>
        <text:list-item>
          <text:p text:style-name="P13">Assume there are two queues Q1 and Q2. • Insert the data given below in Q1 and Q2 based on minimum waiting time. </text:p>
        </text:list-item>
        <text:list-item>
          <text:p text:style-name="P13">(J1, 6), (J2, 5), (J3, 2), (J4, 3), (J5, 7), (J6, 3), (J7, 7), (J8, 2), (J9, 3) and (J10, 7). </text:p>
        </text:list-item>
        <text:list-item>
          <text:p text:style-name="P13">Compute the average waiting time of Q1 and Q2 </text:p>
        </text:list-item>
        <text:list-item>
          <text:p text:style-name="P13">Display both the queues with average waiting time. </text:p>
        </text:list-item>
      </text:list>
      <text:p text:style-name="P8"/>
      <text:p text:style-name="P8">Note: </text:p>
      <text:list xml:id="list369802415" text:style-name="L2">
        <text:list-item>
          <text:p text:style-name="P14"><text:s/>Assume jobs arrive at same time.</text:p>
        </text:list-item>
        <text:list-item>
          <text:p text:style-name="P14"><text:s/>The first two jobs will be entered into Q1 and Q2 respectively.</text:p>
        </text:list-item>
        <text:list-item>
          <text:p text:style-name="P14"><text:s/>If minimum waiting times of both the queues are same, then insert into Q1. </text:p>
        </text:list-item>
      </text:list>
      <text:p text:style-name="P3"/>
      <text:p text:style-name="P1"><text:span text:style-name="T3">Program Name:</text:span><text:span text:style-name="T1"> <text:s/></text:span><text:span text:style-name="T2">QueueApp</text:span></text:p>
      <text:p text:style-name="P6"/>
      <text:p text:style-name="P6">Source Code:</text:p>
      <text:p text:style-name="P4"/>
      <text:p text:style-name="P1"><text:span text:style-name="T1">“</text:span><text:span text:style-name="T2">queue</text:span><text:span text:style-name="T1">.h”</text:span></text:p>
      <text:p text:style-name="P1"/>
      <text:p text:style-name="P1">#include&lt;stdlib.h&gt;</text:p>
      <text:p text:style-name="P1">#include&lt;stdio.h&gt;</text:p>
      <text:p text:style-name="P1"/>
      <text:p text:style-name="P1">/* Queue node structure definition</text:p>
      <text:p text:style-name="P1">front and rear will be manipulated from the driver function</text:p>
      <text:p text:style-name="P1">or will be passed as parameters for other function */</text:p>
      <text:p text:style-name="P1">struct Node</text:p>
      <text:p text:style-name="P1">{</text:p>
      <text:p text:style-name="P1"><text:tab/>int jobNo;</text:p>
      <text:p text:style-name="P1"><text:tab/>float burstTime;</text:p>
      <text:p text:style-name="P1"/>
      <text:p text:style-name="P1"><text:tab/>struct Node *next;</text:p>
      <text:p text:style-name="P1">};</text:p>
      <text:p text:style-name="P1"/>
      <text:p text:style-name="P1">// Function to display nodes in queue</text:p>
      <text:p text:style-name="P1">void display(struct Node **front, struct Node **rear)</text:p>
      <text:p text:style-name="P1">{</text:p>
      <text:p text:style-name="P1"><text:tab/>if(*front == NULL)</text:p>
      <text:p text:style-name="P1"><text:tab/><text:tab/>printf("\n\tEMPTY Queue!");</text:p>
      <text:p text:style-name="P1"><text:soft-page-break/></text:p>
      <text:p text:style-name="P1"><text:tab/>else</text:p>
      <text:p text:style-name="P1"><text:tab/>{</text:p>
      <text:p text:style-name="P1"><text:tab/><text:tab/>struct Node *tempNode = (struct Node*)malloc(sizeof(struct Node));</text:p>
      <text:p text:style-name="P1"><text:tab/><text:tab/>tempNode = *front;</text:p>
      <text:p text:style-name="P1"/>
      <text:p text:style-name="P1"><text:tab/> <text:s text:c="3"/>if ((tempNode == NULL) &amp;&amp; (*rear == NULL))</text:p>
      <text:p text:style-name="P1"><text:tab/> <text:s text:c="3"/>{</text:p>
      <text:p text:style-name="P1"><text:tab/> <text:s text:c="7"/>printf("\n\tEMPTY Queue!");</text:p>
      <text:p text:style-name="P1"><text:tab/> <text:s text:c="7"/>return;</text:p>
      <text:p text:style-name="P1"><text:tab/> <text:s text:c="3"/>}</text:p>
      <text:p text:style-name="P1"/>
      <text:p text:style-name="P1"><text:tab/> <text:s text:c="3"/>while (tempNode != *rear)</text:p>
      <text:p text:style-name="P1"><text:tab/> <text:s text:c="3"/>{</text:p>
      <text:p text:style-name="P1"><text:tab/><text:tab/><text:tab/>printf("\n\tJob Number: %d\n", tempNode-&gt;jobNo);</text:p>
      <text:p text:style-name="P1"><text:s/><text:tab/><text:tab/><text:tab/>printf("\tBurst Time: %.2f\n", tempNode-&gt;burstTime);</text:p>
      <text:p text:style-name="P1"/>
      <text:p text:style-name="P1"><text:tab/><text:tab/><text:tab/>tempNode = tempNode-&gt;next;</text:p>
      <text:p text:style-name="P1"><text:tab/><text:tab/>}</text:p>
      <text:p text:style-name="P1"/>
      <text:p text:style-name="P1"><text:tab/><text:tab/>if (tempNode == *rear)</text:p>
      <text:p text:style-name="P1"><text:tab/><text:tab/>{</text:p>
      <text:p text:style-name="P1"><text:tab/><text:tab/><text:tab/>printf("\n\tJob Number: %d\n", tempNode-&gt;jobNo);</text:p>
      <text:p text:style-name="P1"><text:tab/><text:tab/><text:tab/>printf("\tBurst Time: %.2f\n", tempNode-&gt;burstTime);</text:p>
      <text:p text:style-name="P1"><text:tab/><text:tab/>}</text:p>
      <text:p text:style-name="P1"><text:tab/>}</text:p>
      <text:p text:style-name="P1">}</text:p>
      <text:p text:style-name="P1"/>
      <text:p text:style-name="P1">/* Function to insert new node at the end of the queue.</text:p>
      <text:p text:style-name="P1">In queue, insertion always happens at the rear */</text:p>
      <text:p text:style-name="P1">void enqueue(struct Node **front, struct Node **rear, int jobNo, float burstTime)</text:p>
      <text:p text:style-name="P1">{</text:p>
      <text:p text:style-name="P1"><text:tab/>struct Node *newNode = (struct Node*)malloc(sizeof(struct Node));</text:p>
      <text:p text:style-name="P1"/>
      <text:p text:style-name="P1"><text:tab/>newNode-&gt;jobNo = jobNo;</text:p>
      <text:p text:style-name="P1"><text:tab/>newNode-&gt;burstTime = burstTime;</text:p>
      <text:p text:style-name="P1"><text:tab/>newNode-&gt;next = NULL;</text:p>
      <text:p text:style-name="P1"/>
      <text:p text:style-name="P1"><text:tab/>if((*front == NULL) || (*rear == NULL))</text:p>
      <text:p text:style-name="P1"><text:tab/><text:tab/>*front = *rear = newNode;</text:p>
      <text:p text:style-name="P1"/>
      <text:p text:style-name="P1"><text:tab/>else</text:p>
      <text:p text:style-name="P1"><text:tab/>{</text:p>
      <text:p text:style-name="P1"><text:tab/><text:tab/>(*rear)-&gt;next = newNode;</text:p>
      <text:p text:style-name="P1"><text:tab/><text:tab/>*rear = newNode;</text:p>
      <text:p text:style-name="P1"><text:tab/>}</text:p>
      <text:p text:style-name="P1">}</text:p>
      <text:p text:style-name="P1"/>
      <text:p text:style-name="P1">/* Function to delete new node at the beginning of the queue.</text:p>
      <text:p text:style-name="P1">In queue, deletion always happens at the front */</text:p>
      <text:p text:style-name="P1">void dequeue(struct Node **front)</text:p>
      <text:p text:style-name="P1">{</text:p>
      <text:p text:style-name="P1"><text:soft-page-break/><text:tab/>if(*front == NULL)</text:p>
      <text:p text:style-name="P1"><text:tab/><text:tab/>printf("\n\tEMPTY Queue!");</text:p>
      <text:p text:style-name="P1"/>
      <text:p text:style-name="P1"><text:tab/>else</text:p>
      <text:p text:style-name="P1"><text:tab/>{</text:p>
      <text:p text:style-name="P1"><text:tab/><text:tab/>struct Node *tempNode = (struct Node*)malloc(sizeof(struct Node));</text:p>
      <text:p text:style-name="P1"/>
      <text:p text:style-name="P1"><text:tab/><text:tab/>tempNode = *front;</text:p>
      <text:p text:style-name="P1"><text:tab/><text:tab/>*front = (*front)-&gt;next;</text:p>
      <text:p text:style-name="P1"><text:tab/><text:tab/>free(tempNode);</text:p>
      <text:p text:style-name="P1"><text:tab/>}</text:p>
      <text:p text:style-name="P1">}</text:p>
      <text:p text:style-name="P1"/>
      <text:p text:style-name="P5"><text:span text:style-name="T1">D</text:span><text:span text:style-name="T2">river Code:</text:span></text:p>
      <text:p text:style-name="P4"/>
      <text:p text:style-name="P7">#include "queue.h"</text:p>
      <text:p text:style-name="P7">#include&lt;stdio.h&gt;</text:p>
      <text:p text:style-name="P7">#include&lt;string.h&gt;</text:p>
      <text:p text:style-name="P7">#include&lt;stdlib.h&gt;</text:p>
      <text:p text:style-name="P7"/>
      <text:p text:style-name="P7">static float totWaitTime1 = 0, totWaitTime2 = 0, totBurst1 = 0, totBurst2 = 0;</text:p>
      <text:p text:style-name="P7">static int n1 = 0, n2 = 0;</text:p>
      <text:p text:style-name="P7"/>
      <text:p text:style-name="P7">/* Function to calculate the waiting time for</text:p>
      <text:p text:style-name="P7">a particular job in both queues*/</text:p>
      <text:p text:style-name="P7">void calcNodeWaiting(struct Node **frontQ1, struct Node **rearQ1, struct Node **frontQ2, struct Node **rearQ2, int jobNo, float burstTime)</text:p>
      <text:p text:style-name="P7">{</text:p>
      <text:p text:style-name="P7"><text:tab/>float waitTime1 = 0, waitTime2 = 0;</text:p>
      <text:p text:style-name="P7"><text:tab/>struct Node *temp1 = *frontQ1, *temp2 = *frontQ2;</text:p>
      <text:p text:style-name="P7"/>
      <text:p text:style-name="P7"><text:tab/>if(temp1 != NULL || temp2 != NULL)</text:p>
      <text:p text:style-name="P7"><text:tab/>{</text:p>
      <text:p text:style-name="P7"><text:tab/><text:tab/>while (temp1 != *rearQ1)</text:p>
      <text:p text:style-name="P7"><text:tab/><text:tab/>{</text:p>
      <text:p text:style-name="P7"><text:tab/><text:tab/><text:tab/>waitTime1 += temp1-&gt;burstTime;</text:p>
      <text:p text:style-name="P7"><text:tab/><text:tab/><text:tab/>temp1 = temp1-&gt;next;</text:p>
      <text:p text:style-name="P7"><text:tab/><text:tab/>}</text:p>
      <text:p text:style-name="P7"/>
      <text:p text:style-name="P7"><text:tab/><text:tab/>if (temp1 == *rearQ1)</text:p>
      <text:p text:style-name="P7"><text:tab/><text:tab/><text:tab/>waitTime1 += temp1-&gt;burstTime;</text:p>
      <text:p text:style-name="P7"/>
      <text:p text:style-name="P7"><text:tab/><text:tab/>while (temp2 != *rearQ2)</text:p>
      <text:p text:style-name="P7"><text:tab/><text:tab/>{</text:p>
      <text:p text:style-name="P7"><text:tab/><text:tab/><text:tab/>waitTime2 += temp2-&gt;burstTime;</text:p>
      <text:p text:style-name="P7"><text:tab/><text:tab/><text:tab/>temp2 = temp2-&gt;next;</text:p>
      <text:p text:style-name="P7"><text:tab/><text:tab/>}</text:p>
      <text:p text:style-name="P7"/>
      <text:p text:style-name="P7"><text:tab/><text:tab/>if (temp2 == *rearQ2 &amp;&amp; temp2 != NULL)</text:p>
      <text:p text:style-name="P7"><text:tab/><text:tab/><text:tab/>waitTime2 += temp2-&gt;burstTime;</text:p>
      <text:p text:style-name="P7"><text:tab/>}</text:p>
      <text:p text:style-name="P7"/>
      <text:p text:style-name="P7"><text:soft-page-break/><text:tab/>if(waitTime1 &lt;= waitTime2)</text:p>
      <text:p text:style-name="P7"><text:tab/>{<text:tab/>enqueue(frontQ1, rearQ1, jobNo, burstTime);</text:p>
      <text:p text:style-name="P7"><text:tab/><text:tab/>totBurst1 += burstTime;</text:p>
      <text:p text:style-name="P7"><text:tab/><text:tab/>totWaitTime1 += totBurst1-<text:span text:style-name="T5">burstTime1</text:span>;</text:p>
      <text:p text:style-name="P7"><text:tab/><text:tab/>n1++;</text:p>
      <text:p text:style-name="P7"><text:tab/>}</text:p>
      <text:p text:style-name="P7"/>
      <text:p text:style-name="P7"><text:tab/>else</text:p>
      <text:p text:style-name="P7"><text:tab/>{<text:tab/>enqueue(frontQ2, rearQ2, jobNo, burstTime);</text:p>
      <text:p text:style-name="P7"><text:tab/><text:tab/>totBurst2 += burstTime;</text:p>
      <text:p text:style-name="P15"><text:tab/><text:tab/>totWaitTime2 += totBurst2-<text:span text:style-name="T5">burstTime2 </text:span>;</text:p>
      <text:p text:style-name="P7"><text:tab/><text:tab/>n2++;</text:p>
      <text:p text:style-name="P7"><text:tab/>}</text:p>
      <text:p text:style-name="P7">}</text:p>
      <text:p text:style-name="P7"/>
      <text:p text:style-name="P7">int main()</text:p>
      <text:p text:style-name="P7">{</text:p>
      <text:p text:style-name="P7"><text:tab/>char choice = 'y';</text:p>
      <text:p text:style-name="P7"/>
      <text:p text:style-name="P7"><text:tab/>int jobNo;</text:p>
      <text:p text:style-name="P7"><text:tab/>float burstTime;</text:p>
      <text:p text:style-name="P7"/>
      <text:p text:style-name="P7"><text:tab/>struct Node *frontQ1 = NULL, *rearQ1 = NULL;</text:p>
      <text:p text:style-name="P7"><text:tab/>struct Node *frontQ2 = NULL, *rearQ2 = NULL;</text:p>
      <text:p text:style-name="P7"/>
      <text:p text:style-name="P7"><text:tab/>while(choice == 'y' || choice == 'Y')</text:p>
      <text:p text:style-name="P7"><text:tab/>{</text:p>
      <text:p text:style-name="P7"><text:tab/><text:tab/>printf("\nEnter Job Number: ");</text:p>
      <text:p text:style-name="P7"><text:tab/><text:tab/>scanf("%d", &amp;jobNo);</text:p>
      <text:p text:style-name="P7"><text:tab/><text:tab/>printf("Enter Burst Time: ");</text:p>
      <text:p text:style-name="P7"><text:tab/><text:tab/>scanf("%f", &amp;burstTime);</text:p>
      <text:p text:style-name="P7"/>
      <text:p text:style-name="P7"><text:tab/><text:tab/>calcNodeWaiting(&amp;frontQ1, &amp;rearQ1, &amp;frontQ2, &amp;rearQ2, jobNo, burstTime);</text:p>
      <text:p text:style-name="P7"/>
      <text:p text:style-name="P7"><text:tab/><text:tab/>printf("\nDo you want to continue? YES:Y/y NO:ANYTHING BUT Y/y\n");</text:p>
      <text:p text:style-name="P7"><text:tab/><text:tab/>printf("Enter choice: ");</text:p>
      <text:p text:style-name="P7"><text:tab/><text:tab/>scanf(" %c", &amp;choice);</text:p>
      <text:p text:style-name="P7"><text:tab/>}</text:p>
      <text:p text:style-name="P7"/>
      <text:p text:style-name="P7"><text:tab/>printf("\nDisplay Q1\n");</text:p>
      <text:p text:style-name="P7"><text:tab/>display(&amp;frontQ1, &amp;rearQ1);</text:p>
      <text:p text:style-name="P7"><text:tab/>printf("\n\tAverage Wait Time of Q1: %.2f\n", totWaitTime1/n1);</text:p>
      <text:p text:style-name="P7"><text:tab/>printf("\nDisplay Q2\n");</text:p>
      <text:p text:style-name="P7"><text:tab/>display(&amp;frontQ2, &amp;rearQ2);</text:p>
      <text:p text:style-name="P7"><text:tab/>printf("\n\tAverage Wait Time of Q2: %.2f\n", totWaitTime2/n2);</text:p>
      <text:p text:style-name="P7"/>
      <text:p text:style-name="P7">}</text:p>
      <text:p text:style-name="P4"/>
      <text:p text:style-name="P6">Output:</text:p>
      <text:p text:style-name="P6"/>
      <text:p text:style-name="P9">Enter Job Number: 1 <text:s text:c="84"/></text:p>
      <text:p text:style-name="P9">Enter Burst Time: 6 <text:s text:c="188"/></text:p>
      <text:p text:style-name="P9"><text:soft-page-break/></text:p>
      <text:p text:style-name="P9">Do you want to continue? YES:Y/y NO:ANYTHING BUT Y/y <text:s text:c="51"/>Enter choice: y <text:s text:c="192"/></text:p>
      <text:p text:style-name="P9"/>
      <text:p text:style-name="P9">Enter Job Number: 2 <text:s text:c="84"/></text:p>
      <text:p text:style-name="P9">Enter Burst Time: 5 <text:s text:c="188"/></text:p>
      <text:p text:style-name="P9"/>
      <text:p text:style-name="P9">Do you want to continue? YES:Y/y NO:ANYTHING BUT Y/y <text:s text:c="51"/>Enter choice: y <text:s text:c="192"/></text:p>
      <text:p text:style-name="P9"/>
      <text:p text:style-name="P9">Enter Job Number: 3 <text:s text:c="84"/></text:p>
      <text:p text:style-name="P9">Enter Burst Time: 2 <text:s text:c="188"/></text:p>
      <text:p text:style-name="P9"/>
      <text:p text:style-name="P9">Do you want to continue? YES:Y/y NO:ANYTHING BUT Y/y <text:s text:c="51"/>Enter choice: y <text:s text:c="192"/></text:p>
      <text:p text:style-name="P9"/>
      <text:p text:style-name="P9">Enter Job Number: 4 <text:s text:c="84"/></text:p>
      <text:p text:style-name="P9">Enter Burst Time: 3 <text:s text:c="188"/></text:p>
      <text:p text:style-name="P9"/>
      <text:p text:style-name="P9">Do you want to continue? YES:Y/y NO:ANYTHING BUT Y/y <text:s text:c="51"/>Enter choice: y <text:s text:c="192"/></text:p>
      <text:p text:style-name="P9"/>
      <text:p text:style-name="P9">Enter Job Number: 5 <text:s text:c="84"/></text:p>
      <text:p text:style-name="P9">Enter Burst Time: 7 <text:s text:c="188"/></text:p>
      <text:p text:style-name="P9"/>
      <text:p text:style-name="P9">Do you want to continue? YES:Y/y NO:ANYTHING BUT Y/y <text:s text:c="51"/>Enter choice: y <text:s text:c="192"/></text:p>
      <text:p text:style-name="P9"/>
      <text:p text:style-name="P9">Enter Job Number: 6 <text:s text:c="84"/></text:p>
      <text:p text:style-name="P10">Enter Burst Time: 3 <text:s text:c="188"/>Do you want to continue? YES:Y/y NO:ANYTHING BUT Y/y <text:s text:c="51"/>Enter choice: y <text:s text:c="192"/></text:p>
      <text:p text:style-name="P10"/>
      <text:p text:style-name="P10">Enter Job Number: 7 <text:s text:c="84"/></text:p>
      <text:p text:style-name="P10">Enter Burst Time: 7 <text:s text:c="188"/></text:p>
      <text:p text:style-name="P10"/>
      <text:p text:style-name="P10">Do you want to continue? YES:Y/y NO:ANYTHING BUT Y/y <text:s text:c="51"/>Enter choice: y <text:s text:c="192"/></text:p>
      <text:p text:style-name="P10"/>
      <text:p text:style-name="P10">Enter Job Number: 8 <text:s text:c="83"/></text:p>
      <text:p text:style-name="P10">Enter Burst Time: 2 <text:s text:c="188"/></text:p>
      <text:p text:style-name="P10"/>
      <text:p text:style-name="P10">Do you want to continue? YES:Y/y NO:ANYTHING BUT Y/y <text:s text:c="51"/>Enter choice: y <text:s text:c="192"/></text:p>
      <text:p text:style-name="P10"/>
      <text:p text:style-name="P10">Enter Job Number: 9 <text:s text:c="84"/></text:p>
      <text:p text:style-name="P10">Enter Burst Time: 3 <text:s text:c="188"/></text:p>
      <text:p text:style-name="P10"/>
      <text:p text:style-name="P10">Do you want to continue? YES:Y/y NO:ANYTHING BUT Y/y <text:s text:c="51"/>Enter choice: y <text:s text:c="192"/>Enter Job Number: 10 <text:s text:c="83"/></text:p>
      <text:p text:style-name="P10">Enter Burst Time: 7 <text:s text:c="188"/></text:p>
      <text:p text:style-name="P10"><text:soft-page-break/></text:p>
      <text:p text:style-name="P10">Do you want to continue? YES:Y/y NO:ANYTHING BUT Y/y <text:s text:c="51"/>Enter choice: n <text:s text:c="192"/></text:p>
      <text:p text:style-name="P10"/>
      <text:p text:style-name="P10">Display Q1 <text:s text:c="205"/></text:p>
      <text:p text:style-name="P10"/>
      <text:p text:style-name="P10">Job Number: 1 <text:s text:c="90"/></text:p>
      <text:p text:style-name="P10">Burst Time: 6.00 <text:s text:c="191"/></text:p>
      <text:p text:style-name="P10"/>
      <text:p text:style-name="P10">Job Number: 4 <text:s text:c="90"/></text:p>
      <text:p text:style-name="P10">Burst Time: 3.00 <text:s text:c="191"/></text:p>
      <text:p text:style-name="P10"/>
      <text:p text:style-name="P11">Job Number: 6 <text:s text:c="90"/></text:p>
      <text:p text:style-name="P11">Burst Time: 3.00 <text:s text:c="191"/></text:p>
      <text:p text:style-name="P11"/>
      <text:p text:style-name="P11">Job Number: 7 <text:s text:c="90"/></text:p>
      <text:p text:style-name="P11">Burst Time: 7.00 <text:s text:c="191"/></text:p>
      <text:p text:style-name="P10"/>
      <text:p text:style-name="P11">Job Number: 10 <text:s text:c="89"/></text:p>
      <text:p text:style-name="P11">Burst Time: 7.00 <text:s text:c="191"/></text:p>
      <text:p text:style-name="P10"/>
      <text:p text:style-name="P10">Average Wait Time of Q1: <text:span text:style-name="T4">9.2</text:span> <text:s text:c="167"/></text:p>
      <text:p text:style-name="P10"/>
      <text:p text:style-name="P10">Display Q2 <text:s text:c="205"/></text:p>
      <text:p text:style-name="P10"/>
      <text:p text:style-name="P10">Job Number: 2 <text:s text:c="90"/></text:p>
      <text:p text:style-name="P10">Burst Time: 5.00 <text:s text:c="191"/></text:p>
      <text:p text:style-name="P10"/>
      <text:p text:style-name="P10">Job Number: 3 <text:s text:c="90"/></text:p>
      <text:p text:style-name="P10">Burst Time: 2.00 <text:s text:c="191"/></text:p>
      <text:p text:style-name="P10"/>
      <text:p text:style-name="P10">Job Number: 5 <text:s text:c="90"/></text:p>
      <text:p text:style-name="P10">Burst Time: 7.00 <text:s text:c="191"/></text:p>
      <text:p text:style-name="P10"/>
      <text:p text:style-name="P10">Job Number: 8 <text:s text:c="90"/></text:p>
      <text:p text:style-name="P10">Burst Time: 2.00 <text:s text:c="191"/></text:p>
      <text:p text:style-name="P10"/>
      <text:p text:style-name="P10">Job Number: 9 <text:s text:c="90"/></text:p>
      <text:p text:style-name="P9">Burst Time: 3.00 <text:s text:c="99"/></text:p>
      <text:p text:style-name="P9"><text:s text:c="92"/></text:p>
      <text:p text:style-name="P9">Average Wait Time of Q2: <text:span text:style-name="T4">8.4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" svg:font-family="Times"/>
    <style:font-face style:name="Times New Roman" svg:font-family="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19-10-14T19:31:17.241000000</dc:date>
    <meta:editing-duration>PT11M45S</meta:editing-duration>
    <meta:editing-cycles>14</meta:editing-cycles>
    <meta:document-statistic meta:table-count="0" meta:image-count="0" meta:object-count="0" meta:page-count="6" meta:paragraph-count="215" meta:word-count="938" meta:character-count="14495" meta:non-whitespace-character-count="4977"/>
  </office:meta>
</office:document-meta>
</file>